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7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3.5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Calculations for Timer: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16.9.2 Clear Timer on Compare Match (CTC) Mode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fOCnA * (2*N*(1+OCRnA)) = 'fclk_I/O'</text:p>
          </table:table-cell>
          <table:table-cell table:number-columns-repeated="2"/>
          <table:table-cell office:value-type="string">
            <text:p>| * (2*N*(1+OCRnA))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(2*N*(1+OCRnA)) = 'fclk_I/O' / fOCnA</text:p>
          </table:table-cell>
          <table:table-cell table:number-columns-repeated="2"/>
          <table:table-cell office:value-type="string">
            <text:p>| / fOCnA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<text:s/>2*N*(1+OCRnA) <text:s/>= ('fclk_I/O' / fOCnA)</text:p>
          </table:table-cell>
          <table:table-cell table:number-columns-repeated="2"/>
          <table:table-cell office:value-type="string">
            <text:p>| / (2*N)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<text:s/>1+OCRnA <text:s/>= ('fclk_I/O' / fOCnA) / (2*N)</text:p>
          </table:table-cell>
          <table:table-cell table:number-columns-repeated="2"/>
          <table:table-cell office:value-type="string">
            <text:p>| -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<text:s/>OCRnA <text:s/>= (('fclk_I/O' / fOCnA) / (2*N) ) -1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2">
          <table:table-cell/>
          <table:table-cell office:value-type="string">
            <text:p>fOCnA</text:p>
          </table:table-cell>
          <table:table-cell office:value-type="float" office:value="500">
            <text:p>500</text:p>
          </table:table-cell>
          <table:table-cell office:value-type="string">
            <text:p>Hz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clk_I/O</text:p>
          </table:table-cell>
          <table:table-cell office:value-type="float" office:value="16">
            <text:p>16</text:p>
          </table:table-cell>
          <table:table-cell office:value-type="string">
            <text:p>Mhz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</text:p>
          </table:table-cell>
          <table:table-cell office:value-type="float" office:value="64">
            <text:p>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OCRnA</text:p>
          </table:table-cell>
          <table:table-cell table:formula="of:=((([.C15]*1000000/[.C14]) / (2*[.C16]))-1)" office:value-type="float" office:value="249">
            <text:p>249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10.01.2014</text:date>, <text:time>08:0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Krüger</meta:initial-creator>
    <meta:creation-date>2014-01-10T07:48:24.13</meta:creation-date>
    <dc:date>2014-01-10T08:03:21.66</dc:date>
    <dc:creator>Stefan Krüger</dc:creator>
    <meta:editing-duration>PT14M56S</meta:editing-duration>
    <meta:editing-cycles>9</meta:editing-cycles>
    <meta:generator>OpenOffice/4.0.1$Win32 OpenOffice.org_project/401m5$Build-9714</meta:generator>
    <meta:document-statistic meta:table-count="3" meta:cell-count="21" meta:object-count="0"/>
  </office:meta>
</office:document-meta>
</file>